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officeooo:rsid="0011a5af" officeooo:paragraph-rsid="0011a5af"/>
    </style:style>
    <style:style style:name="P20" style:family="paragraph" style:parent-style-name="Standard">
      <style:text-properties officeooo:rsid="0011de5b" officeooo:paragraph-rsid="0011de5b"/>
    </style:style>
    <style:style style:name="P21" style:family="paragraph" style:parent-style-name="Standard">
      <style:text-properties officeooo:rsid="0013b161" officeooo:paragraph-rsid="0013b161"/>
    </style:style>
    <style:style style:name="P22" style:family="paragraph" style:parent-style-name="Standard">
      <style:text-properties fo:color="#ffffff" loext:opacity="100%" style:font-name="Droid Sans Mono" fo:font-size="10.5pt" fo:font-weight="normal" officeooo:paragraph-rsid="0013b161" fo:background-color="#000000"/>
    </style:style>
    <style:style style:name="P23" style:family="paragraph" style:parent-style-name="Standard">
      <style:paragraph-properties style:line-height-at-least="0.198in"/>
      <style:text-properties fo:color="#ffffff" loext:opacity="100%" style:font-name="Droid Sans Mono" fo:font-size="10.5pt" fo:font-weight="normal" fo:background-color="#000000"/>
    </style:style>
    <style:style style:name="P24"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25" style:family="paragraph" style:parent-style-name="Standard">
      <style:text-properties fo:color="#ffffff" loext:opacity="100%" style:font-name="Droid Sans Mono" fo:font-size="10.5pt" fo:font-weight="normal" officeooo:rsid="001a7647" officeooo:paragraph-rsid="001a7647" fo:background-color="#000000"/>
    </style:style>
    <style:style style:name="P26" style:family="paragraph" style:parent-style-name="Standard">
      <style:text-properties officeooo:paragraph-rsid="0013b161"/>
    </style:style>
    <style:style style:name="P27" style:family="paragraph" style:parent-style-name="Standard">
      <style:text-properties officeooo:rsid="00166082" officeooo:paragraph-rsid="00166082"/>
    </style:style>
    <style:style style:name="P28" style:family="paragraph" style:parent-style-name="Standard">
      <style:text-properties officeooo:rsid="001a7647" officeooo:paragraph-rsid="001a7647"/>
    </style:style>
    <style:style style:name="P29" style:family="paragraph" style:parent-style-name="Standard">
      <style:paragraph-properties style:line-height-at-least="0.198in"/>
    </style:style>
    <style:style style:name="P30" style:family="paragraph" style:parent-style-name="Standard">
      <style:paragraph-properties style:line-height-at-least="0.198in"/>
      <style:text-properties fo:color="#7ca668" loext:opacity="100%" style:font-name="Droid Sans Mono" fo:font-size="10.5pt" fo:font-weight="normal" fo:background-color="#000000"/>
    </style:style>
    <style:style style:name="P31" style:family="paragraph" style:parent-style-name="Standard">
      <style:text-properties fo:color="#7ca668" loext:opacity="100%" style:font-name="Droid Sans Mono" fo:font-size="10.5pt" fo:font-weight="normal" officeooo:rsid="001a7647" officeooo:paragraph-rsid="001a7647" fo:background-color="#000000"/>
    </style:style>
    <style:style style:name="P32" style:family="paragraph" style:parent-style-name="Standard">
      <style:text-properties officeooo:rsid="001c3464" officeooo:paragraph-rsid="001c3464"/>
    </style:style>
    <style:style style:name="P33" style:family="paragraph" style:parent-style-name="Standard">
      <style:text-properties officeooo:rsid="001ea195" officeooo:paragraph-rsid="001ea195"/>
    </style:style>
    <style:style style:name="P34" style:family="paragraph" style:parent-style-name="Standard">
      <style:text-properties fo:font-weight="bold" officeooo:rsid="001ea195" officeooo:paragraph-rsid="001ea195" style:font-weight-asian="bold" style:font-weight-complex="bold"/>
    </style:style>
    <style:style style:name="P35" style:family="paragraph" style:parent-style-name="Standard">
      <style:text-properties fo:font-weight="bold" officeooo:rsid="00211029" officeooo:paragraph-rsid="00211029" style:font-weight-asian="bold" style:font-weight-complex="bold"/>
    </style:style>
    <style:style style:name="P36" style:family="paragraph" style:parent-style-name="Standard">
      <style:text-properties fo:font-weight="bold" officeooo:rsid="0022e51d" officeooo:paragraph-rsid="0022e51d" style:font-weight-asian="bold" style:font-weight-complex="bold"/>
    </style:style>
    <style:style style:name="P37" style:family="paragraph" style:parent-style-name="Standard">
      <style:text-properties fo:font-weight="bold" officeooo:paragraph-rsid="00211029"/>
    </style:style>
    <style:style style:name="P38" style:family="paragraph" style:parent-style-name="Standard">
      <style:text-properties fo:font-weight="bold" officeooo:paragraph-rsid="0022e51d"/>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9"/>
      <text:p text:style-name="P19">- <text:a xlink:type="simple" xlink:href="https://www.geeksforgeeks.org/how-to-set-the-svg-background-color/" text:style-name="Internet_20_link" text:visited-style-name="Visited_20_Internet_20_Link">https://www.geeksforgeeks.org/how-to-set-the-svg-background-color/</text:a></text:p>
      <text:p text:style-name="P19"><text:soft-page-break/>- <text:a xlink:type="simple" xlink:href="https://www.w3schools.com/cssref/pr_background-image.php" text:style-name="Internet_20_link" text:visited-style-name="Visited_20_Internet_20_Link">https://www.w3schools.com/cssref/pr_background-image.php</text:a></text:p>
      <text:p text:style-name="P20">(this made the background black, but now I need to figure out how to make it round and line up with the text box)</text:p>
      <text:p text:style-name="P20"/>
      <text:p text:style-name="P21">Create rounded image - <text:a xlink:type="simple" xlink:href="https://www.w3schools.com/howto/howto_css_rounded_images.asp" text:style-name="Internet_20_link" text:visited-style-name="Visited_20_Internet_20_Link">https://www.w3schools.com/howto/howto_css_rounded_images.asp</text:a></text:p>
      <text:p text:style-name="P21"/>
      <text:p text:style-name="P26"><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22"/>
      <text:p text:style-name="P27"/>
      <text:p text:style-name="P28">1/13/23</text:p>
      <text:p text:style-name="P27"/>
      <text:p text:style-name="P27"/>
      <text:p text:style-name="P18">Problem: Make submit button the same height as the text box</text:p>
      <text:p text:style-name="P22"/>
      <text:p text:style-name="P21">- <text:a xlink:type="simple" xlink:href="https://iplocation.com/" text:style-name="Internet_20_link" text:visited-style-name="Visited_20_Internet_20_Link">https://iplocation.com/</text:a> <text:s/><text:span text:style-name="T16">(copied code from this website)</text:span></text:p>
      <text:p text:style-name="P21"/>
      <text:p text:style-name="P21">-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21"/>
      <text:p text:style-name="P28">1/14/23</text:p>
      <text:p text:style-name="P28"/>
      <text:p text:style-name="P28">I used the above website to basically just copy and paste the text box and submit button to my website. I learned a ton from deconstructing a website. I ended up finding out that the submit button is inside of a span tag. Which leads me to my next problem</text:p>
      <text:p text:style-name="P28"/>
      <text:p text:style-name="P28">HTML</text:p>
      <text:p text:style-name="P28"/>
      <text:p text:style-name="P25"><text:span text:style-name="T18">&lt;</text:span><text:span text:style-name="T19">div</text:span> <text:span text:style-name="T20">class</text:span>=<text:span text:style-name="T21">"bg-img"</text:span><text:span text:style-name="T18">&gt;</text:span></text:p>
      <text:p text:style-name="P23"><text:span text:style-name="T18">&lt;</text:span><text:span text:style-name="T19">h1</text:span><text:span text:style-name="T18">&gt;</text:span>IP Address Tracker<text:span text:style-name="T18">&lt;/</text:span><text:span text:style-name="T19">h1</text:span><text:span text:style-name="T18">&gt;</text:span></text:p>
      <text:p text:style-name="P29"/>
      <text:p text:style-name="P23"><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23"><text:span text:style-name="T18">&lt;</text:span><text:span text:style-name="T19">button</text:span> <text:span text:style-name="T20">class</text:span>=<text:span text:style-name="T21">"btn btn-medium btn--green"</text:span><text:span text:style-name="T18">&gt;</text:span></text:p>
      <text:p text:style-name="P23"><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23"><text:span text:style-name="T18">&lt;/</text:span><text:span text:style-name="T19">button</text:span><text:span text:style-name="T18">&gt;</text:span></text:p>
      <text:p text:style-name="P23"><text:span text:style-name="T18">&lt;/</text:span><text:span text:style-name="T19">div</text:span><text:span text:style-name="T18">&gt;</text:span></text:p>
      <text:p text:style-name="P28"/>
      <text:p text:style-name="P28">CSS</text:p>
      <text:p text:style-name="P31">/* reset */</text:p>
      <text:p text:style-name="P29"/>
      <text:p text:style-name="P23"><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29"/>
      <text:p text:style-name="P30">/* Buttons */</text:p>
      <text:p text:style-name="P29"/>
      <text:p text:style-name="P23"><text:span text:style-name="T22">.btn--green</text:span> {</text:p>
      <text:p text:style-name="P23"><text:span text:style-name="T8">background-color</text:span>: <text:span text:style-name="T21">#3cb879</text:span>;</text:p>
      <text:p text:style-name="P23">}</text:p>
      <text:p text:style-name="P29"/>
      <text:p text:style-name="P23"><text:span text:style-name="T22">.btn--green.btn-hover-shadow:active</text:span> {</text:p>
      <text:p text:style-name="P23"><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23">}</text:p>
      <text:p text:style-name="P23"><text:span text:style-name="T22">.btn-medium</text:span> {</text:p>
      <text:p text:style-name="P23"><text:span text:style-name="T8">padding</text:span>: <text:span text:style-name="T13">12px</text:span> <text:span text:style-name="T13">20px</text:span> <text:span text:style-name="T13">13px</text:span> <text:span text:style-name="T13">20px</text:span>;</text:p>
      <text:p text:style-name="P23"><text:span text:style-name="T8">font-size</text:span>: <text:span text:style-name="T13">13px</text:span>;</text:p>
      <text:p text:style-name="P23">}</text:p>
      <text:p text:style-name="P29"/>
      <text:p text:style-name="P23"><text:span text:style-name="T22">.btn</text:span> {</text:p>
      <text:p text:style-name="P23"><text:span text:style-name="T8">border</text:span>: <text:span text:style-name="T13">1px</text:span> <text:span text:style-name="T21">solid</text:span> <text:span text:style-name="T21">transparent</text:span>;</text:p>
      <text:p text:style-name="P23"><text:span text:style-name="T8">cursor</text:span>: <text:span text:style-name="T21">pointer</text:span>;</text:p>
      <text:p text:style-name="P23"><text:span text:style-name="T8">display</text:span>: <text:span text:style-name="T21">inline-block</text:span>;</text:p>
      <text:p text:style-name="P23"><text:span text:style-name="T8">text-decoration</text:span>: <text:span text:style-name="T21">none</text:span>;</text:p>
      <text:p text:style-name="P23"><text:span text:style-name="T8">font-size</text:span>: <text:span text:style-name="T13">14px</text:span>;</text:p>
      <text:p text:style-name="P23"><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23"><text:span text:style-name="T8">color</text:span>: <text:span text:style-name="T21">#fff</text:span>;</text:p>
      <text:p text:style-name="P23"><text:span text:style-name="T8">border-radius</text:span>: <text:span text:style-name="T13">0</text:span> <text:span text:style-name="T13">50px</text:span> <text:span text:style-name="T13">50px</text:span> <text:span text:style-name="T13">0</text:span>;</text:p>
      <text:p text:style-name="P23">}</text:p>
      <text:p text:style-name="P24"><text:line-break/></text:p>
      <text:p text:style-name="P30">/* Input */</text:p>
      <text:p text:style-name="P29"/>
      <text:p text:style-name="P23"><text:span text:style-name="T22">.input-round</text:span> {</text:p>
      <text:p text:style-name="P23"><text:span text:style-name="T8">border-radius</text:span>: <text:span text:style-name="T13">50px</text:span> <text:span text:style-name="T13">0</text:span> <text:span text:style-name="T13">0</text:span> <text:span text:style-name="T13">50px</text:span>;</text:p>
      <text:p text:style-name="P23"><text:span text:style-name="T8">border-width</text:span>: <text:span text:style-name="T13">1px</text:span>;</text:p>
      <text:p text:style-name="P23"><text:span text:style-name="T8">border-color</text:span>: <text:span text:style-name="T21">#ddd</text:span>;</text:p>
      <text:p text:style-name="P23"><text:span text:style-name="T8">border-style</text:span>: <text:span text:style-name="T21">solid</text:span>;</text:p>
      <text:p text:style-name="P23"><text:span text:style-name="T8">padding</text:span>: <text:span text:style-name="T13">12px</text:span> <text:span text:style-name="T13">20px</text:span> <text:span text:style-name="T13">13px</text:span> <text:span text:style-name="T13">20px</text:span>;</text:p>
      <text:p text:style-name="P23"><text:span text:style-name="T8">margin-right</text:span>: <text:span text:style-name="T13">-5px</text:span>;</text:p>
      <text:p text:style-name="P23"><text:span text:style-name="T8">width</text:span>: <text:span text:style-name="T23">calc</text:span>(<text:span text:style-name="T13">100%</text:span> <text:span text:style-name="T8">-</text:span> <text:span text:style-name="T13">95px</text:span>);</text:p>
      <text:p text:style-name="P23"><text:span text:style-name="T8">line-height</text:span>: <text:span text:style-name="T21">normal</text:span>;</text:p>
      <text:p text:style-name="P23">}</text:p>
      <text:p text:style-name="P23"/>
      <text:p text:style-name="P28"><text:span text:style-name="T6">PROBLEM: How to insert an image inside of a button or a span tag </text:span>( once I can figure this out then that feature is done and I can move on. </text:p>
      <text:p text:style-name="P28"/>
      <text:p text:style-name="P32">Answer - <text:a xlink:type="simple" xlink:href="https://www.youtube.com/watch?v=UYgyZiAxOJg&amp;t=56s" text:style-name="Internet_20_link" text:visited-style-name="Visited_20_Internet_20_Link">https://www.youtube.com/watch?v=UYgyZiAxOJg&amp;t=56s</text:a></text:p>
      <text:p text:style-name="P32"/>
      <text:p text:style-name="P25"><text:span text:style-name="T18">&lt;</text:span><text:span text:style-name="T19">button</text:span> <text:span text:style-name="T20">class</text:span>=<text:span text:style-name="T21">"btn btn-medium btn--green"</text:span><text:span text:style-name="T18">&gt;</text:span></text:p>
      <text:p text:style-name="P29"/>
      <text:p text:style-name="P23"><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23"><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23"><text:span text:style-name="T18">&lt;/</text:span><text:span text:style-name="T19">span</text:span><text:span text:style-name="T18">&gt;</text:span></text:p>
      <text:p text:style-name="P29"/>
      <text:p text:style-name="P23"><text:span text:style-name="T18">&lt;/</text:span><text:span text:style-name="T19">button</text:span><text:span text:style-name="T18">&gt;</text:span></text:p>
      <text:p text:style-name="P28"/>
      <text:p text:style-name="P33"/>
      <text:p text:style-name="P33"/>
      <text:p text:style-name="P33"><text:soft-page-break/>1/14/23</text:p>
      <text:p text:style-name="P33"/>
      <text:p text:style-name="P34">PROBLEM: Make one long card with multiple sections for info and lines in between each card, half the card is also over the background image. </text:p>
      <text:p text:style-name="P34"/>
      <text:p text:style-name="P34"><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34"><text:span text:style-name="T25"/></text:p>
      <text:p text:style-name="P34"><text:span text:style-name="T25"/></text:p>
      <text:p text:style-name="P35">PROBLEM: Move CSS cards down to only cover half the background image</text:p>
      <text:p text:style-name="P35"/>
      <text:p text:style-name="P37"><text:span text:style-name="T26">Answer: </text:span><text:span text:style-name="T10">margin-top</text:span><text:span text:style-name="T12">: </text:span><text:span text:style-name="T15">70px</text:span><text:span text:style-name="T12">;</text:span></text:p>
      <text:p text:style-name="P35"><text:span text:style-name="T25"/></text:p>
      <text:p text:style-name="P36"><text:span text:style-name="T25">PROBLEM: Make round edges on CSS cards</text:span></text:p>
      <text:p text:style-name="P36"><text:span text:style-name="T25"/></text:p>
      <text:p text:style-name="P38"><text:span text:style-name="T27">Answer: </text:span><text:span text:style-name="T10">border-radius</text:span><text:span text:style-name="T12">: </text:span><text:span text:style-name="T15">25px</text:span><text:span text:style-name="T12">;</text:span></text:p>
      <text:p text:style-name="P36"><text:span text:style-name="T25"/></text:p>
      <text:p text:style-name="P34"><text:span text:style-name="T25"/></text:p>
      <text:p text:style-name="P34"><text:span text:style-name="T25"/></text:p>
      <text:p text:style-name="P34"><text:span text:style-name="T25"/></text:p>
      <text:p text:style-name="P28"/>
      <text:p text:style-name="P21"/>
      <text:p text:style-name="P19"/>
      <text:p text:style-name="P27"/>
      <text:p text:style-name="P19"/>
      <text:p text:style-name="P19">-</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4T14:16:44.753928541</dc:date>
    <meta:editing-duration>PT4H27M27S</meta:editing-duration>
    <meta:editing-cycles>17</meta:editing-cycles>
    <meta:generator>LibreOffice/7.3.7.2$Linux_X86_64 LibreOffice_project/30$Build-2</meta:generator>
    <meta:document-statistic meta:table-count="0" meta:image-count="0" meta:object-count="0" meta:page-count="4" meta:paragraph-count="92" meta:word-count="660" meta:character-count="4488" meta:non-whitespace-character-count="3902"/>
  </office:meta>
</office:document-meta>
</file>